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70a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70a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70a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70a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70a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70a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70a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70a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70a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70a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70a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70a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70a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70a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70a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70a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70a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imón Henrique  Bello Rondón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Anaco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8/6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807930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aqueline del Valle Vallejo Rojas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587135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4.9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80" meta:character-count="1173" meta:non-whitespace-character-count="1001"/>
    <meta:template xlink:type="simple" xlink:actuate="onRequest" xlink:title="Normal" xlink:href=""/>
  </office:meta>
</office:document-meta>
</file>